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en" fo:country="GB" style:text-underline-style="solid" style:text-underline-width="auto" style:text-underline-color="font-color" fo:font-weight="bold" officeooo:rsid="001d7d9c" officeooo:paragraph-rsid="001d7d9c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15pt" style:text-underline-style="solid" style:text-underline-width="auto" style:text-underline-color="font-color" officeooo:rsid="001f6344" officeooo:paragraph-rsid="001f6344" style:font-size-asian="13.1000003814697pt" style:font-size-complex="15pt"/>
    </style:style>
    <style:style style:name="P3" style:family="paragraph" style:parent-style-name="Standard">
      <style:text-properties fo:language="en" fo:country="GB"/>
    </style:style>
    <style:style style:name="P4" style:family="paragraph" style:parent-style-name="Standard">
      <style:text-properties fo:language="en" fo:country="GB" officeooo:rsid="001d7d9c" officeooo:paragraph-rsid="001d7d9c"/>
    </style:style>
    <style:style style:name="P5" style:family="paragraph" style:parent-style-name="Standard">
      <style:paragraph-properties fo:text-align="start" style:justify-single-word="false"/>
      <style:text-properties fo:font-size="12pt" fo:language="en" fo:country="GB" style:text-underline-style="none" fo:font-weight="normal" officeooo:rsid="001d7d9c" officeooo:paragraph-rsid="001d7d9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language="en" fo:country="GB" style:text-underline-style="none" fo:font-weight="normal" officeooo:rsid="001e50b0" officeooo:paragraph-rsid="001e50b0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officeooo:rsid="001f6344" officeooo:paragraph-rsid="001f6344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5pt" fo:language="en" fo:country="GB" style:text-underline-style="solid" style:text-underline-width="auto" style:text-underline-color="font-color" fo:font-weight="normal" officeooo:rsid="001e50b0" officeooo:paragraph-rsid="001e50b0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1e50b0"/>
    </style:style>
    <style:style style:name="P10" style:family="paragraph" style:parent-style-name="Standard">
      <style:paragraph-properties fo:text-align="start" style:justify-single-word="false"/>
      <style:text-properties officeooo:rsid="00221d71" officeooo:paragraph-rsid="00221d71"/>
    </style:style>
    <style:style style:name="T1" style:family="text">
      <style:text-properties fo:font-size="12pt" fo:language="en" fo:country="GB" style:text-underline-style="none" fo:font-weight="normal" officeooo:rsid="001e50b0" style:font-size-asian="10.5pt" style:font-weight-asian="normal" style:font-size-complex="12pt" style:font-weight-complex="normal"/>
    </style:style>
    <style:style style:name="T2" style:family="text">
      <style:text-properties fo:font-size="12pt" fo:language="en" fo:country="GB" fo:font-style="italic" style:text-underline-style="none" fo:font-weight="normal" officeooo:rsid="001e50b0" style:font-size-asian="10.5pt" style:font-style-asian="italic" style:font-weight-asian="normal" style:font-size-complex="12pt" style:font-style-complex="italic" style:font-weight-complex="normal"/>
    </style:style>
    <style:style style:name="T3" style:family="text">
      <style:text-properties fo:font-size="12pt" fo:language="en" fo:country="GB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language="en" fo:country="GB" fo:font-style="normal" style:text-underline-style="none" fo:font-weight="normal" officeooo:rsid="001e50b0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language="en" fo:country="GB" fo:font-style="normal" style:text-underline-style="none" fo:font-weight="normal" officeooo:rsid="001f6344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language="en" fo:country="GB" fo:font-style="normal" style:text-underline-style="none" fo:font-weight="normal" officeooo:rsid="002145b3" style:font-size-asian="10.5pt" style:font-style-asian="normal" style:font-weight-asian="normal" style:font-size-complex="12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uriez Kévin<text:tab/><text:tab/><text:tab/><text:tab/><text:tab/><text:tab/><text:tab/><text:tab/><text:tab/><text:tab/><text:tab/> <text:s text:c="4"/>MIN-int</text:p>
      <text:p text:style-name="P4">Vercueil Clément</text:p>
      <text:p text:style-name="P3"/>
      <text:p text:style-name="P1">Project Report</text:p>
      <text:p text:style-name="P5"/>
      <text:p text:style-name="P5"/>
      <text:p text:style-name="P8">1) Introduction :</text:p>
      <text:p text:style-name="P6"/>
      <text:p text:style-name="P9"><text:span text:style-name="T1"><text:tab/>We chose the game </text:span><text:span text:style-name="T2">Fill a pix</text:span><text:span text:style-name="T4">. </text:span><text:span text:style-name="T6">It is a logic puzzle invented by Trevor Truran. </text:span><text:span text:style-name="T4">Its principle is to fill a grid n*n in black and white </text:span><text:span text:style-name="T5">according to</text:span><text:span text:style-name="T4"> the numbers going from 0 to 9, present in the </text:span><text:span text:style-name="T5">cells</text:span><text:span text:style-name="T4"> (they can also not contain no numbers).</text:span></text:p>
      <text:p text:style-name="P10"><text:span text:style-name="T4">W</text:span><text:span text:style-name="T3">e are focusing on the satisfiability of a grid not on the pixel-art.</text:span></text:p>
      <text:p text:style-name="Standard"/>
      <text:p text:style-name="P2">2)Rules :</text:p>
      <text:p text:style-name="P7"/>
      <text:p text:style-name="P7"><text:tab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7T17:43:49.128000000</meta:creation-date>
    <dc:date>2020-05-08T13:32:35.548000000</dc:date>
    <meta:editing-duration>PT2H22M25S</meta:editing-duration>
    <meta:editing-cycles>2</meta:editing-cycles>
    <meta:generator>LibreOffice/6.4.2.2$Windows_X86_64 LibreOffice_project/4e471d8c02c9c90f512f7f9ead8875b57fcb1ec3</meta:generator>
    <meta:document-statistic meta:table-count="0" meta:image-count="0" meta:object-count="0" meta:page-count="1" meta:paragraph-count="8" meta:word-count="73" meta:character-count="399" meta:non-whitespace-character-count="316"/>
  </office:meta>
</office:document-meta>
</file>